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ff00" draw:textarea-horizontal-align="justify" draw:textarea-vertical-align="middle" draw:auto-grow-height="false" fo:min-height="0cm" fo:min-width="0cm"/>
    </style:style>
    <style:style style:name="gr2" style:family="graphic" style:parent-style-name="standard">
      <style:graphic-properties draw:fill="solid" draw:fill-color="#cc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cm" fo:min-width="2.707cm"/>
    </style:style>
    <style:style style:name="gr4" style:family="graphic" style:parent-style-name="standard">
      <style:graphic-properties draw:marker-end="Arrow" draw:marker-end-width="0.203cm" draw:textarea-horizontal-align="center" draw:textarea-vertical-align="middle"/>
    </style:style>
    <style:style style:name="gr5" style:family="graphic" style:parent-style-name="standard">
      <style:graphic-properties draw:fill="solid" draw:fill-color="#99ccff" draw:textarea-horizontal-align="center" draw:textarea-vertical-align="middle"/>
    </style:style>
    <style:style style:name="gr6" style:family="graphic" style:parent-style-name="standard">
      <style:graphic-properties draw:fill="solid" draw:fill-color="#ffff00" draw:textarea-vertical-align="middle" draw:auto-grow-height="false" fo:min-height="0.749cm" fo:min-width="0.499cm"/>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65cm" fo:min-width="1.616cm"/>
    </style:style>
    <style:style style:name="gr9" style:family="graphic" style:parent-style-name="standard">
      <style:graphic-properties draw:stroke="none" svg:stroke-color="#000000" draw:fill="none" draw:fill-color="#ffffff" draw:textarea-horizontal-align="left" draw:auto-grow-height="true" draw:auto-grow-width="true" fo:min-height="0.886cm" fo:min-width="1.797cm"/>
    </style:style>
    <style:style style:name="gr10" style:family="graphic" style:parent-style-name="standard">
      <style:graphic-properties draw:stroke="none" svg:stroke-color="#000000" draw:fill="none" draw:fill-color="#ffffff" draw:textarea-horizontal-align="left" draw:auto-grow-height="true" draw:auto-grow-width="true" fo:min-height="0.485cm" fo:min-width="1.489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978cm" fo:min-width="5.24cm"/>
    </style:style>
    <style:style style:name="gr13" style:family="graphic" style:parent-style-name="standard">
      <style:graphic-properties draw:stroke="none" svg:stroke-color="#000000" draw:fill="none" draw:fill-color="#ffffff" draw:textarea-horizontal-align="left" draw:auto-grow-height="true" draw:auto-grow-width="true" fo:min-height="2.034cm" fo:min-width="0.835cm"/>
    </style:style>
    <style:style style:name="gr14" style:family="graphic" style:parent-style-name="standard">
      <style:graphic-properties draw:fill="solid" draw:fill-color="#ffcc99"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96cm" fo:min-width="1.67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9pt"/>
    </style:style>
    <style:style style:name="P5" style:family="paragraph">
      <style:paragraph-properties fo:text-align="center"/>
    </style:style>
    <style:style style:name="P6" style:family="paragraph">
      <style:paragraph-properties fo:margin-left="0cm" fo:margin-right="0cm" fo:text-indent="0cm"/>
      <style:text-properties fo:font-size="6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9pt"/>
    </style:style>
    <style:style style:name="P9" style:family="paragraph">
      <style:paragraph-properties fo:margin-left="0cm" fo:margin-right="0cm" fo:text-align="end" fo:text-indent="0cm"/>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align="center" fo:text-indent="0cm"/>
      <style:text-properties fo:font-size="18pt"/>
    </style:style>
    <style:style style:name="T1" style:family="text">
      <style:text-properties fo:font-size="9pt"/>
    </style:style>
    <style:style style:name="T2" style:family="text">
      <style:text-properties fo:font-size="6pt"/>
    </style:style>
    <style:style style:name="T3" style:family="text">
      <style:text-properties fo:font-size="12pt"/>
    </style:style>
    <style:style style:name="T4"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08cm" svg:height="1.22cm" svg:x="6.429cm" svg:y="4.67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2.413cm" svg:height="1.016cm" svg:x="4.481cm" svg:y="2.135cm">
          <text:p text:style-name="P1"><text:span text:style-name="T1">VO frontend</text:span></text:p>
        </draw:rect>
        <draw:frame draw:style-name="gr3" draw:text-style-name="P4" draw:layer="layout" svg:width="3.207cm" svg:height="0.725cm" svg:x="6.203cm" svg:y="3.322cm">
          <draw:text-box>
            <text:p text:style-name="P3"><text:span text:style-name="T1">Request glideins</text:span></text:p>
          </draw:text-box>
        </draw:frame>
        <draw:line draw:style-name="gr4" draw:text-style-name="P5" draw:layer="layout" svg:x1="5.53cm" svg:y1="3.271cm" svg:x2="6.384cm" svg:y2="4.645cm">
          <text:p text:style-name="P3"/>
        </draw:line>
        <draw:rect draw:style-name="gr2" draw:text-style-name="P2" draw:layer="layout" svg:width="2.413cm" svg:height="1.016cm" svg:x="1.149cm" svg:y="4.268cm">
          <text:p text:style-name="P1"><text:span text:style-name="T1">VO frontend</text:span></text:p>
        </draw:rect>
        <draw:line draw:style-name="gr4" draw:text-style-name="P5" draw:layer="layout" svg:x1="3.679cm" svg:y1="4.884cm" svg:x2="6.36cm" svg:y2="5.238cm">
          <text:p text:style-name="P3"/>
        </draw:line>
        <draw:rect draw:style-name="gr5" draw:text-style-name="P2" draw:layer="layout" svg:width="2.413cm" svg:height="1.016cm" svg:x="12.018cm" svg:y="1.244cm">
          <text:p text:style-name="P1"><text:span text:style-name="T1">Glidein Factory</text:span></text:p>
        </draw:rect>
        <draw:custom-shape draw:style-name="gr6" draw:text-style-name="P2" draw:layer="layout" svg:width="2.311cm" svg:height="1.27cm" svg:x="15.741cm" svg:y="0.711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5" draw:text-style-name="P2" draw:layer="layout" svg:width="2.413cm" svg:height="1.016cm" svg:x="15.119cm" svg:y="3.945cm">
          <text:p text:style-name="P1"><text:span text:style-name="T1">Glidein Factory</text:span></text:p>
        </draw:rect>
        <draw:custom-shape draw:style-name="gr6" draw:text-style-name="P2" draw:layer="layout" svg:width="2.311cm" svg:height="1.27cm" svg:x="16.979cm" svg:y="2.198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311cm" svg:height="1.27cm" svg:x="18.28cm" svg:y="3.698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311cm" svg:height="1.27cm" svg:x="16.881cm" svg:y="5.498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5" draw:layer="layout" svg:x1="12.869cm" svg:y1="2.289cm" svg:x2="11.435cm" svg:y2="4.55cm">
          <text:p text:style-name="P3"/>
        </draw:line>
        <draw:line draw:style-name="gr4" draw:text-style-name="P5" draw:layer="layout" svg:x1="15.014cm" svg:y1="4.496cm" svg:x2="11.601cm" svg:y2="5.261cm">
          <text:p text:style-name="P3"/>
        </draw:line>
        <draw:line draw:style-name="gr7" draw:text-style-name="P5" draw:layer="layout" svg:x1="14.526cm" svg:y1="1.677cm" svg:x2="15.641cm" svg:y2="1.511cm">
          <text:p text:style-name="P3"/>
        </draw:line>
        <draw:line draw:style-name="gr7" draw:text-style-name="P5" draw:layer="layout" svg:x1="16.591cm" svg:y1="3.836cm" svg:x2="17.108cm" svg:y2="3.248cm">
          <text:p text:style-name="P3"/>
        </draw:line>
        <draw:line draw:style-name="gr7" draw:text-style-name="P5" draw:layer="layout" svg:x1="16.592cm" svg:y1="5.036cm" svg:x2="17.082cm" svg:y2="5.564cm">
          <text:p text:style-name="P3"/>
        </draw:line>
        <draw:line draw:style-name="gr7" draw:text-style-name="P5" draw:layer="layout" svg:x1="17.692cm" svg:y1="4.436cm" svg:x2="18.187cm" svg:y2="4.364cm">
          <text:p text:style-name="P3"/>
        </draw:line>
        <draw:frame draw:style-name="gr8" draw:text-style-name="P6" draw:layer="layout" svg:width="2.116cm" svg:height="0.569cm" svg:x="16.846cm" svg:y="4.975cm">
          <draw:text-box>
            <text:p text:style-name="P3"><text:span text:style-name="T2">Submit glideins</text:span></text:p>
          </draw:text-box>
        </draw:frame>
        <draw:frame draw:style-name="gr8" draw:text-style-name="P6" draw:layer="layout" svg:width="2.116cm" svg:height="0.569cm" svg:x="14.946cm" svg:y="3.176cm">
          <draw:text-box>
            <text:p text:style-name="P3"><text:span text:style-name="T2">Submit glideins</text:span></text:p>
          </draw:text-box>
        </draw:frame>
        <draw:frame draw:style-name="gr8" draw:text-style-name="P6" draw:layer="layout" svg:width="2.116cm" svg:height="0.569cm" svg:x="14.336cm" svg:y="1.615cm">
          <draw:text-box>
            <text:p text:style-name="P3"><text:span text:style-name="T2">Submit glideins</text:span></text:p>
          </draw:text-box>
        </draw:frame>
        <draw:frame draw:style-name="gr8" draw:text-style-name="P6" draw:layer="layout" svg:width="2.116cm" svg:height="0.887cm" svg:x="17.346cm" svg:y="3.478cm">
          <draw:text-box>
            <text:p text:style-name="P3"><text:span text:style-name="T2">Submit</text:span></text:p>
            <text:p text:style-name="P3"><text:span text:style-name="T2">glideins</text:span></text:p>
          </draw:text-box>
        </draw:frame>
        <draw:frame draw:style-name="gr9" draw:text-style-name="P8" draw:layer="layout" svg:width="2.907cm" svg:height="1.199cm" svg:x="9.726cm" svg:y="2.388cm">
          <draw:text-box>
            <text:p text:style-name="P7"><text:span text:style-name="T1">Publish available</text:span></text:p>
            <text:p text:style-name="P7"><text:span text:style-name="T1">glidein entries</text:span></text:p>
          </draw:text-box>
        </draw:frame>
        <draw:frame draw:style-name="gr10" draw:text-style-name="P8" draw:layer="layout" svg:width="2.907cm" svg:height="1.199cm" svg:x="12.126cm" svg:y="3.588cm">
          <draw:text-box>
            <text:p text:style-name="P7"><text:span text:style-name="T1">Publish available</text:span></text:p>
            <text:p text:style-name="P7"><text:span text:style-name="T1">glidein entries</text:span></text:p>
          </draw:text-box>
        </draw:frame>
        <draw:frame draw:style-name="gr3" draw:text-style-name="P4" draw:layer="layout" svg:width="3.207cm" svg:height="0.725cm" svg:x="3.615cm" svg:y="4.335cm">
          <draw:text-box>
            <text:p text:style-name="P3"><text:span text:style-name="T1">Request glideins</text:span></text:p>
          </draw:text-box>
        </draw:frame>
        <draw:rect draw:style-name="gr2" draw:text-style-name="P1" draw:layer="layout" svg:width="3.81cm" svg:height="1.6cm" svg:x="1.712cm" svg:y="8.153cm">
          <text:p text:style-name="P1">VO frontend</text:p>
        </draw:rect>
        <draw:line draw:style-name="gr11" draw:text-style-name="P5" draw:layer="layout" svg:x1="3.68cm" svg:y1="8.084cm" svg:x2="6.407cm" svg:y2="5.926cm">
          <text:p text:style-name="P3"/>
        </draw:line>
        <draw:line draw:style-name="gr11" draw:text-style-name="P5" draw:layer="layout" svg:x1="13.475cm" svg:y1="7.87cm" svg:x2="11.577cm" svg:y2="5.878cm">
          <text:p text:style-name="P3"/>
        </draw:line>
        <draw:frame draw:style-name="gr12" draw:text-style-name="P9" draw:layer="layout" svg:width="5.74cm" svg:height="2.228cm" svg:x="11.722cm" svg:y="5.853cm">
          <draw:text-box>
            <text:p text:style-name="P9">Publish available</text:p>
            <text:p text:style-name="P9"><text:s text:c="5"/>glidein entries</text:p>
          </draw:text-box>
        </draw:frame>
        <draw:frame draw:style-name="gr13" draw:text-style-name="P1" draw:layer="layout" svg:width="2.86cm" svg:height="2.284cm" svg:x="2.215cm" svg:y="5.726cm">
          <draw:text-box>
            <text:p text:style-name="P1">Request</text:p>
            <text:p text:style-name="P1">glideins</text:p>
          </draw:text-box>
        </draw:frame>
        <draw:rect draw:style-name="gr14" draw:text-style-name="P1" draw:layer="layout" svg:width="4.064cm" svg:height="1.372cm" svg:x="1.557cm" svg:y="11.01cm">
          <text:p text:style-name="P1">Job Schedd</text:p>
        </draw:rect>
        <draw:line draw:style-name="gr11" draw:text-style-name="P5" draw:layer="layout" svg:x1="3.637cm" svg:y1="10.854cm" svg:x2="3.627cm" svg:y2="9.844cm">
          <text:p text:style-name="P3"/>
        </draw:line>
        <draw:custom-shape draw:style-name="gr6" draw:text-style-name="P1" draw:layer="layout" svg:width="5.382cm" svg:height="2.915cm" svg:x="7.893cm" svg:y="10.425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5.382cm" svg:height="2.915cm" svg:x="14.305cm" svg:y="10.115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5" draw:layer="layout" svg:x1="12.896cm" svg:y1="9.597cm" svg:x2="11.933cm" svg:y2="10.443cm">
          <text:p text:style-name="P3"/>
        </draw:line>
        <draw:line draw:style-name="gr11" draw:text-style-name="P5" draw:layer="layout" svg:x1="14.022cm" svg:y1="9.582cm" svg:x2="14.878cm" svg:y2="10.455cm">
          <text:p text:style-name="P3"/>
        </draw:line>
        <draw:frame draw:style-name="gr15" draw:text-style-name="P10" draw:layer="layout" svg:width="3.381cm" svg:height="0.946cm" svg:x="8.007cm" svg:y="9.475cm">
          <draw:text-box>
            <text:p text:style-name="P3"><text:span text:style-name="T3">Submit glideins</text:span></text:p>
          </draw:text-box>
        </draw:frame>
        <draw:frame draw:style-name="gr15" draw:text-style-name="P10" draw:layer="layout" svg:width="3.381cm" svg:height="0.946cm" svg:x="16.008cm" svg:y="9.375cm">
          <draw:text-box>
            <text:p text:style-name="P3"><text:span text:style-name="T3">Submit glideins</text:span></text:p>
          </draw:text-box>
        </draw:frame>
        <draw:rect draw:style-name="gr5" draw:text-style-name="P11" draw:layer="layout" svg:width="4.826cm" svg:height="1.524cm" svg:x="11.027cm" svg:y="7.982cm">
          <text:p text:style-name="P1"><text:span text:style-name="T4">Glidein Factory</text:span></text:p>
        </draw:rect>
        <draw:rect draw:style-name="gr14" draw:text-style-name="P2" draw:layer="layout" svg:width="2.032cm" svg:height="0.686cm" svg:x="0.711cm" svg:y="3.113cm">
          <text:p text:style-name="P2"><text:span text:style-name="T1">Job Schedd</text:span></text:p>
        </draw:rect>
        <draw:line draw:style-name="gr4" draw:text-style-name="P5" draw:layer="layout" svg:x1="1.848cm" svg:y1="3.831cm" svg:x2="2.257cm" svg:y2="4.149cm">
          <text:p text:style-name="P3"/>
        </draw:line>
        <draw:rect draw:style-name="gr14" draw:text-style-name="P2" draw:layer="layout" svg:width="2.032cm" svg:height="0.686cm" svg:x="1.904cm" svg:y="2.013cm">
          <text:p text:style-name="P2"><text:span text:style-name="T1">Job Schedd</text:span></text:p>
        </draw:rect>
        <draw:rect draw:style-name="gr14" draw:text-style-name="P2" draw:layer="layout" svg:width="2.032cm" svg:height="0.686cm" svg:x="3.256cm" svg:y="0.958cm">
          <text:p text:style-name="P2"><text:span text:style-name="T1">Job Schedd</text:span></text:p>
        </draw:rect>
        <draw:rect draw:style-name="gr14" draw:text-style-name="P2" draw:layer="layout" svg:width="2.032cm" svg:height="0.686cm" svg:x="5.682cm" svg:y="0.889cm">
          <text:p text:style-name="P2"><text:span text:style-name="T1">Job Schedd</text:span></text:p>
        </draw:rect>
        <draw:line draw:style-name="gr4" draw:text-style-name="P5" draw:layer="layout" svg:x1="4.019cm" svg:y1="2.485cm" svg:x2="4.417cm" svg:y2="2.607cm">
          <text:p text:style-name="P3"/>
        </draw:line>
        <draw:line draw:style-name="gr4" draw:text-style-name="P5" draw:layer="layout" svg:x1="4.55cm" svg:y1="1.731cm" svg:x2="4.959cm" svg:y2="2.049cm">
          <text:p text:style-name="P3"/>
        </draw:line>
        <draw:line draw:style-name="gr4" draw:text-style-name="P5" draw:layer="layout" svg:x1="6.431cm" svg:y1="1.659cm" svg:x2="6.06cm" svg:y2="2.049cm">
          <text:p text:style-name="P3"/>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336cm" fo:page-height="14.097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08:33:25</meta:creation-date>
    <dc:date>2006-12-05T17:27:34</dc:date>
    <dc:language>en-US</dc:language>
    <meta:editing-cycles>6</meta:editing-cycles>
    <meta:editing-duration>PT3H56M29S</meta:editing-duration>
    <meta:user-defined meta:name="Info 1"/>
    <meta:user-defined meta:name="Info 2"/>
    <meta:user-defined meta:name="Info 3"/>
    <meta:user-defined meta:name="Info 4"/>
    <meta:document-statistic meta:object-count="47"/>
  </office:meta>
</office:document-meta>
</file>